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99C99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3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FD966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transparent"/>
    </style:style>
    <style:style style:name="ce43" style:family="table-cell" style:parent-style-name="Default" style:data-style-name="N0">
      <style:table-cell-properties fo:border="thin solid #000000" style:vertical-align="automatic" fo:background-color="#A9D08E"/>
    </style:style>
    <style:style style:name="ce44" style:family="table-cell" style:parent-style-name="Default" style:data-style-name="N0">
      <style:table-cell-properties fo:border="thin solid #000000" style:vertical-align="automatic" fo:background-color="#75717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75717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fo:border="thin solid #000000" style:vertical-align="automatic" fo:background-color="#757171"/>
    </style:style>
    <style:style style:name="ce47" style:family="table-cell" style:parent-style-name="Default" style:data-style-name="N0">
      <style:table-cell-properties fo:border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5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6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6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61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6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8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7.6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8" table:default-cell-style-name="ce2"/>
        <table:table-column table:style-name="co10" table:number-columns-repeated="2" table:default-cell-style-name="ce2"/>
        <table:table-column table:style-name="co9" table:number-columns-repeated="2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4" table:number-columns-repeated="29" table:default-cell-style-name="ce2"/>
        <table:table-column table:style-name="co15" table:number-columns-repeated="960" table:default-cell-style-name="ce2"/>
        <table:table-column table:style-name="co16" table:number-columns-repeated="15360" table:default-cell-style-name="ce1"/>
        <table:table-row table:style-name="ro1">
          <table:table-cell office:value-type="string" table:number-columns-spanned="25" table:number-rows-spanned="1" table:style-name="ce63">
            <text:p>CRONOGRAMA I3</text:p>
          </table:table-cell>
          <table:covered-table-cell table:number-columns-repeated="24"/>
          <table:table-cell table:number-columns-repeated="999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3" table:style-name="ce64">
            <text:p>Desglose</text:p>
          </table:table-cell>
          <table:covered-table-cell/>
          <table:table-cell office:value-type="string" table:number-columns-spanned="1" table:number-rows-spanned="3" table:style-name="ce65">
            <text:p>TAREAS</text:p>
          </table:table-cell>
          <table:table-cell office:value-type="string" table:number-columns-spanned="4" table:number-rows-spanned="2" table:style-name="ce65">
            <text:p>RECURSOS</text:p>
          </table:table-cell>
          <table:covered-table-cell table:number-columns-repeated="3"/>
          <table:table-cell office:value-type="string" table:number-columns-spanned="21" table:number-rows-spanned="1" table:style-name="ce66">
            <text:p>SEMANAS</text:p>
          </table:table-cell>
          <table:covered-table-cell table:number-columns-repeated="20"/>
          <table:table-cell table:number-columns-repeated="7" table:style-name="ce3"/>
          <table:table-cell table:number-columns-repeated="1634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7" table:number-rows-spanned="1" table:style-name="ce67">
            <text:p>SEMANA 1</text:p>
          </table:table-cell>
          <table:covered-table-cell table:number-columns-repeated="6"/>
          <table:table-cell office:value-type="string" table:number-columns-spanned="7" table:number-rows-spanned="1" table:style-name="ce67">
            <text:p>SEMANA 2</text:p>
          </table:table-cell>
          <table:covered-table-cell table:number-columns-repeated="6"/>
          <table:table-cell office:value-type="string" table:number-columns-spanned="7" table:number-rows-spanned="1" table:style-name="ce67">
            <text:p>SEMANA 3</text:p>
          </table:table-cell>
          <table:covered-table-cell table:number-columns-repeated="6"/>
          <table:table-cell table:number-columns-repeated="996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AGL</text:p>
          </table:table-cell>
          <table:table-cell office:value-type="string" table:style-name="ce5">
            <text:p>AIR</text:p>
          </table:table-cell>
          <table:table-cell office:value-type="string" table:style-name="ce5">
            <text:p>GPA</text:p>
          </table:table-cell>
          <table:table-cell office:value-type="string" table:style-name="ce5">
            <text:p>MAG</text:p>
          </table:table-cell>
          <table:table-cell office:value-type="float" office:value="17" table:style-name="ce5">
            <text:p>17</text:p>
          </table:table-cell>
          <table:table-cell office:value-type="float" office:value="18" table:formula="of:=[.H4]+1" table:style-name="ce5">
            <text:p>18</text:p>
          </table:table-cell>
          <table:table-cell office:value-type="float" office:value="19" table:formula="of:=[.I4]+1" table:style-name="ce5">
            <text:p>19</text:p>
          </table:table-cell>
          <table:table-cell office:value-type="float" office:value="20" table:formula="of:=[.J4]+1" table:style-name="ce5">
            <text:p>20</text:p>
          </table:table-cell>
          <table:table-cell office:value-type="float" office:value="21" table:formula="of:=[.K4]+1" table:style-name="ce5">
            <text:p>21</text:p>
          </table:table-cell>
          <table:table-cell office:value-type="float" office:value="22" table:formula="of:=[.L4]+1" table:style-name="ce5">
            <text:p>22</text:p>
          </table:table-cell>
          <table:table-cell office:value-type="float" office:value="23" table:formula="of:=[.M4]+1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formula="of:=[.O4]+1" table:style-name="ce5">
            <text:p>25</text:p>
          </table:table-cell>
          <table:table-cell office:value-type="float" office:value="26" table:formula="of:=[.P4]+1" table:style-name="ce5">
            <text:p>26</text:p>
          </table:table-cell>
          <table:table-cell office:value-type="float" office:value="27" table:formula="of:=[.Q4]+1" table:style-name="ce5">
            <text:p>27</text:p>
          </table:table-cell>
          <table:table-cell office:value-type="float" office:value="28" table:formula="of:=[.R4]+1" table:style-name="ce5">
            <text:p>28</text:p>
          </table:table-cell>
          <table:table-cell office:value-type="float" office:value="29" table:formula="of:=[.S4]+1" table:style-name="ce5">
            <text:p>29</text:p>
          </table:table-cell>
          <table:table-cell office:value-type="float" office:value="30" table:formula="of:=[.T4]+1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W4]+1" table:style-name="ce5">
            <text:p>2</text:p>
          </table:table-cell>
          <table:table-cell office:value-type="float" office:value="3" table:formula="of:=[.X4]+1" table:style-name="ce5">
            <text:p>3</text:p>
          </table:table-cell>
          <table:table-cell office:value-type="float" office:value="4" table:formula="of:=[.Y4]+1" table:style-name="ce5">
            <text:p>4</text:p>
          </table:table-cell>
          <table:table-cell office:value-type="float" office:value="5" table:formula="of:=[.Z4]+1" table:style-name="ce5">
            <text:p>5</text:p>
          </table:table-cell>
          <table:table-cell office:value-type="float" office:value="6" table:formula="of:=[.AA4]+1" table:style-name="ce5">
            <text:p>6</text:p>
          </table:table-cell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6">
            <text:p>T0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Coordinación Seman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9"/>
          <table:table-cell table:number-columns-repeated="6" table:style-name="ce10"/>
          <table:table-cell table:style-name="ce9"/>
          <table:table-cell table:number-columns-repeated="2" table:style-name="ce10"/>
          <table:table-cell table:style-name="ce2"/>
          <table:table-cell table:number-columns-repeated="3" table:style-name="ce10"/>
          <table:table-cell table:style-name="ce9"/>
          <table:table-cell table:number-columns-repeated="6" table:style-name="ce10"/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Inventory: estructura de dato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0"/>
          <table:table-cell table:number-columns-repeated="2" table:style-name="ce11"/>
          <table:table-cell table:number-columns-repeated="17"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Inventory: funciones<text:s/><text:span text:style-name="T2">create</text:span>,<text:s/><text:span text:style-name="T2">destroy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0"/>
          <table:table-cell table:number-columns-repeated="2" table:style-name="ce13"/>
          <table:table-cell table:number-columns-repeated="2" table:style-name="ce11"/>
          <table:table-cell table:number-columns-repeated="2" table:style-name="ce13"/>
          <table:table-cell table:number-columns-repeated="13" table:style-name="ce14"/>
          <table:table-cell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Inventory: add, del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4" table:style-name="ce11">
            <text:p>4</text:p>
          </table:table-cell>
          <table:table-cell office:value-type="string" table:style-name="ce7">
            <text:p>Inventory: función<text:s/><text:span text:style-name="T2">print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5" table:style-name="ce11">
            <text:p>5</text:p>
          </table:table-cell>
          <table:table-cell office:value-type="string" table:style-name="ce7">
            <text:p>Inventory: test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5"/>
          <table:table-cell table:number-columns-repeated="2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Player con inventory: modificar estructura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2" table:style-name="ce16">
            <text:p>2</text:p>
          </table:table-cell>
          <table:table-cell office:value-type="string" table:style-name="ce7">
            <text:p>Player con inventory: modificar funcione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3" table:style-name="ce16">
            <text:p>3</text:p>
          </table:table-cell>
          <table:table-cell office:value-type="string" table:style-name="ce7">
            <text:p>Player con inventory: añadir funciones (añadir elemento a la mochila, obtener identificadores de la mochila, saber si un identificador está en la mochila, etc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number-columns-repeated="2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4" table:style-name="ce16">
            <text:p>4</text:p>
          </table:table-cell>
          <table:table-cell office:value-type="string" table:style-name="ce7">
            <text:p>Hacer<text:s/><text:span text:style-name="T2">tests de player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5">
          <table:table-cell office:value-type="string" table:style-name="ce16">
            <text:p>T2</text:p>
          </table:table-cell>
          <table:table-cell office:value-type="float" office:value="5" table:style-name="ce16">
            <text:p>5</text:p>
          </table:table-cell>
          <table:table-cell office:value-type="string" table:style-name="ce7">
            <text:p>Documentar player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5"/>
          <table:table-cell table:number-columns-repeated="2" table:style-name="ce16"/>
          <table:table-cell table:number-columns-repeated="4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odificiación de módulos con llamadas a funciones de Player que han sido modificada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5"/>
          <table:table-cell table:number-columns-repeated="2" table:style-name="ce17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7">
            <text:p>Link: estructura de dato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2">
            <text:p>Link: funciones<text:s/><text:span text:style-name="T2">create</text:span>,<text:s/><text:span text:style-name="T2">destroy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7">
            <text:p>Link: funciones<text:s/><text:span text:style-name="T2">get</text:span>,<text:s/><text:span text:style-name="T2">se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0"/>
          <table:table-cell table:number-columns-repeated="2" table:style-name="ce19"/>
          <table:table-cell table:style-name="ce20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7">
            <text:p>Link: función<text:s/><text:span text:style-name="T2">prin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7">
            <text:p>Link: eliminar los campos north, south, east, west y las funciones de Space relacionadas con ella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7">
            <text:p>Link: Documentar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5"/>
          <table:table-cell table:number-columns-repeated="3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7" table:style-name="ce19">
            <text:p>7</text:p>
          </table:table-cell>
          <table:table-cell office:value-type="string" table:style-name="ce7">
            <text:p>Link: test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3" table:style-name="ce19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Añadir a game un array de link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cer que game utilice los links en lugar de las funciones de north, south, east y west. Para ello, realizar las siguientes dos tareas: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Crear función game_get_connectio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style-name="ce13"/>
          <table:table-cell table:number-columns-repeated="2" table:style-name="ce6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Crear función game_connection_is_ope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0"/>
          <table:table-cell table:number-columns-repeated="4" table:style-name="ce13"/>
          <table:table-cell table:number-columns-repeated="2" table:style-name="ce6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GameReader: función para cargar información de jugad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GameReader: función para cargar información de personaj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7">
            <text:p>Modificar game para obtener toda la informacion de las EdD desde el fichero.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4" table:style-name="ce21">
            <text:p>4</text:p>
          </table:table-cell>
          <table:table-cell office:value-type="string" table:style-name="ce7">
            <text:p>GameReader: modificar la lectura de los espacios, que ya no deben cargar los identificadores de otros espacios conectados desde sus líneas en el fichero de dato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14"/>
          <table:table-cell table:number-columns-repeated="2" table:style-name="ce13"/>
          <table:table-cell table:number-columns-repeated="3" table:style-name="ce23"/>
          <table:table-cell table:number-columns-repeated="8" table:style-name="ce13"/>
          <table:table-cell table:style-name="ce10"/>
          <table:table-cell table:number-columns-repeated="16356"/>
        </table:table-row>
        <table:table-row table:style-name="ro3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Modificar fichero de datos para crear enlaces unidireccionales con origen el agujero y destino la despens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6" table:style-name="ce13"/>
          <table:table-cell table:style-name="ce15"/>
          <table:table-cell table:style-name="ce13"/>
          <table:table-cell table:number-columns-repeated="2" table:style-name="ce14"/>
          <table:table-cell table:number-columns-repeated="2" table:style-name="ce22"/>
          <table:table-cell table:number-columns-repeated="8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5">
            <text:p>T8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Nuevo comando para moverse por los espacios y eliminar los anteri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7" table:style-name="ce13"/>
          <table:table-cell table:style-name="ce14"/>
          <table:table-cell table:number-columns-repeated="3" table:style-name="ce15"/>
          <table:table-cell table:number-columns-repeated="3" table:style-name="ce14"/>
          <table:table-cell table:style-name="ce22"/>
          <table:table-cell table:style-name="ce15"/>
          <table:table-cell table:number-columns-repeated="4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6">
            <text:p>T9</text:p>
          </table:table-cell>
          <table:table-cell office:value-type="float" office:value="1" table:style-name="ce26">
            <text:p>1</text:p>
          </table:table-cell>
          <table:table-cell office:value-type="string" table:style-name="ce7">
            <text:p>Comando examinar objectos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7">
            <text:p>Comando drop modificad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7">
            <text:p>Multijugador: array de jugador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9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campo turn<text:s/>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9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modificar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9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1" table:style-name="ce30">
            <text:p>1</text:p>
          </table:table-cell>
          <table:table-cell office:value-type="string" table:style-name="ce7">
            <text:p>DiscoveredSpace: creación del campo en la EdD Space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13"/>
          <table:table-cell table:number-columns-repeated="2" table:style-name="ce30"/>
          <table:table-cell table:number-columns-repeated="2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2" table:style-name="ce30">
            <text:p>2</text:p>
          </table:table-cell>
          <table:table-cell office:value-type="string" table:style-name="ce7">
            <text:p>DiscoveredSpace: creación de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4" table:style-name="ce13"/>
          <table:table-cell table:number-columns-repeated="2" table:style-name="ce30"/>
          <table:table-cell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1" table:style-name="ce31">
            <text:p>1</text:p>
          </table:table-cell>
          <table:table-cell office:value-type="string" table:style-name="ce7">
            <text:p>Modificar visualización del estado del jueg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1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2" table:style-name="ce31">
            <text:p>2</text:p>
          </table:table-cell>
          <table:table-cell office:value-type="string" table:style-name="ce7">
            <text:p>Hacer que solo se vean los espacios descubierto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1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3" table:style-name="ce31">
            <text:p>3</text:p>
          </table:table-cell>
          <table:table-cell office:value-type="string" table:style-name="ce32">
            <text:p>Cambiar la visualización acorde a cada turno</text:p>
          </table:table-cell>
          <table:table-cell table:number-columns-repeated="3" table:style-name="ce33"/>
          <table:table-cell office:value-type="string" table:style-name="ce33">
            <text:p>X</text:p>
          </table:table-cell>
          <table:table-cell table:number-columns-repeated="7" table:style-name="ce34"/>
          <table:table-cell table:number-columns-repeated="5" table:style-name="ce35"/>
          <table:table-cell table:style-name="ce36"/>
          <table:table-cell table:number-columns-repeated="3" table:style-name="ce37"/>
          <table:table-cell table:style-name="ce35"/>
          <table:table-cell table:style-name="ce36"/>
          <table:table-cell table:number-columns-repeated="2" table:style-name="ce35"/>
          <table:table-cell table:style-name="ce34"/>
          <table:table-cell table:number-columns-repeated="16356"/>
        </table:table-row>
        <table:table-row table:style-name="ro4">
          <table:table-cell office:value-type="string" table:style-name="ce38">
            <text:p>T14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Modificacion de Game_loop para incluir en archivo de registro LOG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table:number-columns-repeated="16" table:style-name="ce42"/>
          <table:table-cell table:number-columns-repeated="2" table:style-name="ce43"/>
          <table:table-cell table:number-columns-repeated="5" table:style-name="ce42"/>
          <table:table-cell table:number-columns-repeated="16356"/>
        </table:table-row>
        <table:table-row table:style-name="ro4">
          <table:table-cell office:value-type="string" table:style-name="ce44">
            <text:p>T15</text:p>
          </table:table-cell>
          <table:table-cell office:value-type="float" office:value="1" table:style-name="ce45">
            <text:p>1</text:p>
          </table:table-cell>
          <table:table-cell office:value-type="string" table:style-name="ce42">
            <text:p>Doxygen documentacion</text:p>
          </table:table-cell>
          <table:table-cell office:value-type="string" table:style-name="ce41">
            <text:p>X</text:p>
          </table:table-cell>
          <table:table-cell table:style-name="ce41"/>
          <table:table-cell office:value-type="string" table:style-name="ce41">
            <text:p>X</text:p>
          </table:table-cell>
          <table:table-cell table:number-columns-repeated="11" table:style-name="ce42"/>
          <table:table-cell table:number-columns-repeated="2" table:style-name="ce46"/>
          <table:table-cell table:number-columns-repeated="9" table:style-name="ce42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1" table:style-name="ce47">
            <text:p>1</text:p>
          </table:table-cell>
          <table:table-cell office:value-type="string" table:style-name="ce48">
            <text:p>Test Space con nuevas funciones</text:p>
          </table:table-cell>
          <table:table-cell table:number-columns-repeated="3" table:style-name="ce49"/>
          <table:table-cell office:value-type="string" table:style-name="ce49">
            <text:p>X</text:p>
          </table:table-cell>
          <table:table-cell table:number-columns-repeated="2" table:style-name="ce50"/>
          <table:table-cell table:number-columns-repeated="2" table:style-name="ce51"/>
          <table:table-cell table:number-columns-repeated="3" table:style-name="ce50"/>
          <table:table-cell table:number-columns-repeated="5" table:style-name="ce52"/>
          <table:table-cell table:style-name="ce53"/>
          <table:table-cell table:number-columns-repeated="4" table:style-name="ce52"/>
          <table:table-cell table:style-name="ce53"/>
          <table:table-cell table:number-columns-repeated="2" table:style-name="ce52"/>
          <table:table-cell table:style-name="ce50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2" table:style-name="ce47">
            <text:p>2</text:p>
          </table:table-cell>
          <table:table-cell office:value-type="string" table:style-name="ce7">
            <text:p>Test Object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14"/>
          <table:table-cell table:number-columns-repeated="2" table:style-name="ce47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3" table:style-name="ce47">
            <text:p>3</text:p>
          </table:table-cell>
          <table:table-cell office:value-type="string" table:style-name="ce7">
            <text:p>Test Set con nuevas funciones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47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4" table:style-name="ce47">
            <text:p>4</text:p>
          </table:table-cell>
          <table:table-cell office:value-type="string" table:style-name="ce7">
            <text:p>Test Character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47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5">
            <text:p>T17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Makefile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1" table:style-name="ce25"/>
          <table:table-cell table:number-columns-repeated="16356"/>
        </table:table-row>
        <table:table-row table:style-name="ro4">
          <table:table-cell office:value-type="string" table:style-name="ce54">
            <text:p>T18</text:p>
          </table:table-cell>
          <table:table-cell office:value-type="float" office:value="1" table:style-name="ce54">
            <text:p>1</text:p>
          </table:table-cell>
          <table:table-cell office:value-type="string" table:style-name="ce7">
            <text:p>Depuración de error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1" table:style-name="ce55"/>
          <table:table-cell table:number-columns-repeated="16356"/>
        </table:table-row>
        <table:table-row table:style-name="ro3">
          <table:table-cell office:value-type="string" table:style-name="ce56">
            <text:p>T19</text:p>
          </table:table-cell>
          <table:table-cell office:value-type="float" office:value="1" table:style-name="ce56">
            <text:p>1</text:p>
          </table:table-cell>
          <table:table-cell office:value-type="string" table:style-name="ce7">
            <text:p>Revisión gener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57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1">
            <text:p>T20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Entreg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14"/>
          <table:table-cell table:style-name="ce58"/>
          <table:table-cell table:style-name="ce13"/>
          <table:table-cell table:number-columns-repeated="16356"/>
        </table:table-row>
        <table:table-row table:number-rows-repeated="2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6">
          <table:table-cell table:number-columns-repeated="1024" table:style-name="ce2"/>
          <table:table-cell table:number-columns-repeated="15360"/>
        </table:table-row>
        <table:table-row table:number-rows-repeated="3" table:style-name="ro6">
          <table:table-cell table:number-columns-repeated="5" table:style-name="ce2"/>
          <table:table-cell table:number-columns-repeated="6" table:style-name="ce59"/>
          <table:table-cell table:style-name="ce60"/>
          <table:table-cell table:number-columns-repeated="1012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table:number-columns-repeated="6" table:style-name="ce61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61"/>
          <table:table-cell table:number-columns-repeated="1013" table:style-name="ce2"/>
          <table:table-cell table:number-columns-repeated="15360"/>
        </table:table-row>
        <table:table-row table:number-rows-repeated="2" table:style-name="ro6">
          <table:table-cell table:number-columns-repeated="5" table:style-name="ce2"/>
          <table:table-cell table:number-columns-repeated="6" table:style-name="ce61"/>
          <table:table-cell table:number-columns-repeated="1013" table:style-name="ce2"/>
          <table:table-cell table:number-columns-repeated="15360"/>
        </table:table-row>
        <table:table-row table:number-rows-repeated="4" table:style-name="ro6">
          <table:table-cell table:number-columns-repeated="5" table:style-name="ce2"/>
          <table:table-cell table:number-columns-repeated="6" table:style-name="ce61"/>
          <table:table-cell table:number-columns-repeated="16373"/>
        </table:table-row>
        <table:table-row table:number-rows-repeated="2" table:style-name="ro6">
          <table:table-cell table:number-columns-repeated="2" table:style-name="ce59"/>
          <table:table-cell table:number-columns-repeated="3" table:style-name="ce2"/>
          <table:table-cell table:number-columns-repeated="6" table:style-name="ce61"/>
          <table:table-cell table:number-columns-repeated="16373"/>
        </table:table-row>
        <table:table-row table:style-name="ro8">
          <table:table-cell table:number-columns-repeated="2" table:style-name="ce61"/>
          <table:table-cell table:number-columns-repeated="3" table:style-name="ce62"/>
          <table:table-cell table:number-columns-repeated="6" table:style-name="ce61"/>
          <table:table-cell table:number-columns-repeated="16373"/>
        </table:table-row>
        <table:table-row table:number-rows-repeated="67" table:style-name="ro6">
          <table:table-cell table:number-columns-repeated="11" table:style-name="ce61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7" table:default-cell-style-name="ce2"/>
        <table:table-column table:style-name="co18" table:default-cell-style-name="ce2"/>
        <table:table-column table:style-name="co15" table:number-columns-repeated="1022" table:default-cell-style-name="ce2"/>
        <table:table-column table:style-name="co16" table:number-columns-repeated="15360" table:default-cell-style-name="ce1"/>
        <table:table-row table:style-name="ro11">
          <table:table-cell office:value-type="string" table:style-name="ce68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69">
            <text:p>R1</text:p>
          </table:table-cell>
          <table:table-cell office:value-type="string" table:style-name="ce70">
            <text:p>Nombre1</text:p>
          </table:table-cell>
          <table:table-cell table:number-columns-repeated="16382"/>
        </table:table-row>
        <table:table-row table:style-name="ro12">
          <table:table-cell office:value-type="string" table:style-name="ce69">
            <text:p>R2</text:p>
          </table:table-cell>
          <table:table-cell office:value-type="string" table:style-name="ce70">
            <text:p>Nombre2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Adriana Aguirre</meta:initial-creator>
    <dc:creator>Araceli Gutiérrez Llorente</dc:creator>
    <meta:creation-date>2006-08-15T01:25:38Z</meta:creation-date>
    <dc:date>2025-04-07T20:21:55Z</dc:date>
    <meta:editing-cycles>44</meta:editing-cycles>
  </office:meta>
</office:document-meta>
</file>